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kt1" text:anchor-type="paragraph" svg:width="7.997cm" svg:height="7.001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hannes Simon</meta:initial-creator>
    <meta:creation-date>2010-10-16T19:31:03</meta:creation-date>
    <meta:document-statistic meta:table-count="0" meta:image-count="0" meta:object-count="1" meta:page-count="1" meta:paragraph-count="0" meta:word-count="0" meta:character-count="0"/>
    <dc:date>2010-10-16T20:02:56</dc:date>
    <dc:creator>Johannes Simon</dc:creator>
    <meta:editing-duration>PT00H16M43S</meta:editing-duration>
    <meta:editing-cycles>1</meta:editing-cycles>
    <meta:generator>OpenOffice.org/3.2$Unix OpenOffice.org_project/320m18$Build-95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false"/>
      <style:graphic-properties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97cm" svg:height="7cm" xlink:href="." chart:class="chart:bubble" chart:style-name="ch1">
        <chart:legend chart:legend-position="end" svg:x="6.145cm" svg:y="3.031cm" chart:style-name="ch2"/>
        <chart:plot-area chart:style-name="ch3" chart:data-source-has-labels="both" svg:x="0.159cm" svg:y="0.14cm" svg:width="5.828cm" svg:height="6.58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5" chart:label-cell-address="local-table.$C$1" chart:class="chart:bubble">
            <chart:domain table:cell-range-address="local-table.$B$2:.$B$5"/>
            <chart:data-point chart:repeated="4"/>
          </chart:series>
          <chart:series chart:style-name="ch7" chart:values-cell-range-address="local-table.$E$2:.$E$5" chart:label-cell-address="local-table.$E$1" chart:class="chart:bubble">
            <chart:domain table:cell-range-address="local-table.$D$2:.$D$5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eries 1</text:p>
              </table:table-cell>
              <table:table-cell office:value-type="string">
                <text:p/>
              </table:table-cell>
              <table:table-cell office:value-type="string">
                <text:p>Series 2</text:p>
              </table:table-cell>
            </table:table-row>
          </table:table-header-rows>
          <table:table-rows>
            <table:table-row>
              <table:table-cell office:value-type="string">
                <text:p>Zeile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eile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Zeile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Zeile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